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0020" officeooo:paragraph-rsid="00150020"/>
    </style:style>
    <style:style style:name="P2" style:family="paragraph" style:parent-style-name="Standard">
      <style:text-properties officeooo:rsid="00187221" officeooo:paragraph-rsid="00187221"/>
    </style:style>
    <style:style style:name="P3" style:family="paragraph" style:parent-style-name="Standard">
      <style:text-properties officeooo:rsid="00187221" officeooo:paragraph-rsid="0018be8c"/>
    </style:style>
    <style:style style:name="P4" style:family="paragraph" style:parent-style-name="Standard">
      <style:text-properties officeooo:rsid="0018be8c" officeooo:paragraph-rsid="0018be8c"/>
    </style:style>
    <style:style style:name="P5" style:family="paragraph" style:parent-style-name="Standard">
      <style:text-properties officeooo:rsid="0018be8c" officeooo:paragraph-rsid="00198412"/>
    </style:style>
    <style:style style:name="P6" style:family="paragraph" style:parent-style-name="Standard">
      <style:text-properties officeooo:rsid="00198412" officeooo:paragraph-rsid="00198412"/>
    </style:style>
    <style:style style:name="P7" style:family="paragraph" style:parent-style-name="Standard">
      <style:text-properties officeooo:rsid="00198412" officeooo:paragraph-rsid="001b636b"/>
    </style:style>
    <style:style style:name="P8" style:family="paragraph" style:parent-style-name="Standard">
      <style:text-properties officeooo:rsid="001b636b" officeooo:paragraph-rsid="001b636b"/>
    </style:style>
    <style:style style:name="P9" style:family="paragraph" style:parent-style-name="Standard">
      <style:text-properties officeooo:rsid="001b636b" officeooo:paragraph-rsid="001d47b0"/>
    </style:style>
    <style:style style:name="P10" style:family="paragraph" style:parent-style-name="Standard">
      <style:text-properties officeooo:rsid="001d47b0" officeooo:paragraph-rsid="001d47b0"/>
    </style:style>
    <style:style style:name="P11" style:family="paragraph" style:parent-style-name="Standard">
      <style:text-properties officeooo:rsid="001f031d" officeooo:paragraph-rsid="001f031d"/>
    </style:style>
    <style:style style:name="P12" style:family="paragraph" style:parent-style-name="Standard">
      <style:text-properties fo:font-weight="bold" officeooo:rsid="0016b23e" officeooo:paragraph-rsid="00187221" style:font-weight-asian="bold" style:font-weight-complex="bold"/>
    </style:style>
    <style:style style:name="P13" style:family="paragraph" style:parent-style-name="Standard">
      <style:text-properties fo:font-weight="bold" officeooo:rsid="00187221" officeooo:paragraph-rsid="00187221" style:font-weight-asian="bold" style:font-weight-complex="bold"/>
    </style:style>
    <style:style style:name="P14" style:family="paragraph" style:parent-style-name="Standard">
      <style:text-properties fo:font-weight="bold" officeooo:rsid="0018be8c" officeooo:paragraph-rsid="0018be8c" style:font-weight-asian="bold" style:font-weight-complex="bold"/>
    </style:style>
    <style:style style:name="P15" style:family="paragraph" style:parent-style-name="Standard">
      <style:text-properties fo:font-weight="bold" officeooo:rsid="00198412" officeooo:paragraph-rsid="00198412" style:font-weight-asian="bold" style:font-weight-complex="bold"/>
    </style:style>
    <style:style style:name="P16" style:family="paragraph" style:parent-style-name="Standard">
      <style:text-properties fo:font-weight="bold" officeooo:rsid="001b636b" officeooo:paragraph-rsid="001b636b" style:font-weight-asian="bold" style:font-weight-complex="bold"/>
    </style:style>
    <style:style style:name="P17" style:family="paragraph" style:parent-style-name="Standard">
      <style:text-properties fo:font-weight="bold" officeooo:rsid="001d47b0" officeooo:paragraph-rsid="001d47b0" style:font-weight-asian="bold" style:font-weight-complex="bold"/>
    </style:style>
    <style:style style:name="P18" style:family="paragraph" style:parent-style-name="Standard">
      <style:text-properties fo:font-weight="bold" officeooo:rsid="001f031d" officeooo:paragraph-rsid="001f031d" style:font-weight-asian="bold" style:font-weight-complex="bold"/>
    </style:style>
    <style:style style:name="P19" style:family="paragraph" style:parent-style-name="Standard">
      <style:text-properties fo:font-weight="bold" officeooo:rsid="0020f783" officeooo:paragraph-rsid="0020f783" style:font-weight-asian="bold" style:font-weight-complex="bold"/>
    </style:style>
    <style:style style:name="P20" style:family="paragraph" style:parent-style-name="Standard">
      <style:text-properties fo:font-weight="bold" officeooo:rsid="002269cd" officeooo:paragraph-rsid="002269cd" style:font-weight-asian="bold" style:font-weight-complex="bold"/>
    </style:style>
    <style:style style:name="P21" style:family="paragraph" style:parent-style-name="Standard">
      <style:text-properties fo:font-weight="bold" officeooo:rsid="00232fcc" officeooo:paragraph-rsid="00232fc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b23e" style:font-weight-asian="bold" style:font-weight-complex="bold"/>
    </style:style>
    <style:style style:name="T3" style:family="text">
      <style:text-properties fo:font-weight="bold" officeooo:rsid="0018be8c" style:font-weight-asian="bold" style:font-weight-complex="bold"/>
    </style:style>
    <style:style style:name="T4" style:family="text">
      <style:text-properties fo:font-weight="bold" officeooo:rsid="00198412" style:font-weight-asian="bold" style:font-weight-complex="bold"/>
    </style:style>
    <style:style style:name="T5" style:family="text">
      <style:text-properties fo:font-weight="bold" officeooo:rsid="001b636b" style:font-weight-asian="bold" style:font-weight-complex="bold"/>
    </style:style>
    <style:style style:name="T6" style:family="text">
      <style:text-properties fo:font-weight="bold" officeooo:rsid="001d47b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 <text:tab/><text:span text:style-name="T2">FUNCTION DEFINITION</text:span></text:p>
      <text:p text:style-name="P1">MariaDB [te3166db]&gt; <text:s/>DELIMITER $$ </text:p>
      <text:p text:style-name="P1">MariaDB [te3166db]&gt; create function assign_level(purchase double) returns varchar(10) </text:p>
      <text:p text:style-name="P1"><text:s text:c="4"/>-&gt; DETERMINISTIC </text:p>
      <text:p text:style-name="P1"><text:s text:c="4"/>-&gt; BEGIN </text:p>
      <text:p text:style-name="P1"><text:s text:c="4"/>-&gt; DECLARE clas varchar(10); </text:p>
      <text:p text:style-name="P1"><text:s text:c="4"/>-&gt; if (purchase &gt;= 10000 and purchase &lt;= 20000) then </text:p>
      <text:p text:style-name="P1"><text:s text:c="4"/>-&gt; set clas='PLATINUM'; </text:p>
      <text:p text:style-name="P1"><text:s text:c="4"/>-&gt; elseif (purchase &gt;= 5000 <text:s/>and purchase &lt;= 9999) then </text:p>
      <text:p text:style-name="P1"><text:s text:c="4"/>-&gt; set clas='GOLD'; </text:p>
      <text:p text:style-name="P1"><text:s text:c="4"/>-&gt; elseif (purchase &gt;= 2000 <text:s/>and purchase &lt;= 4999) then </text:p>
      <text:p text:style-name="P1"><text:s text:c="4"/>-&gt; set clas='SILVER'; </text:p>
      <text:p text:style-name="P1"><text:s text:c="4"/>-&gt; else </text:p>
      <text:p text:style-name="P1"><text:s text:c="4"/>-&gt; set clas='OTHERS'; </text:p>
      <text:p text:style-name="P1"><text:s text:c="4"/>-&gt; END IF; </text:p>
      <text:p text:style-name="P1"><text:s text:c="4"/>-&gt; return (clas); </text:p>
      <text:p text:style-name="P1"><text:s text:c="4"/>-&gt; END </text:p>
      <text:p text:style-name="P1"><text:s text:c="4"/>-&gt; $$ DELIMITER </text:p>
      <text:p text:style-name="P1">Query OK, 0 rows affected (0.00 sec) </text:p>
      <text:p text:style-name="P1"/>
      <text:p text:style-name="P1"/>
      <text:p text:style-name="P1"><text:tab/><text:tab/><text:span text:style-name="T2">PROCEDURE DEFINITION</text:span></text:p>
      <text:p text:style-name="P20">MariaDB [te3166db]&gt; <text:s/>create procedure proc_Grade()</text:p>
      <text:p text:style-name="P20"><text:s text:c="4"/>-&gt; <text:s text:c="4"/>begin</text:p>
      <text:p text:style-name="P20"><text:s text:c="4"/>-&gt; <text:s text:c="4"/>declare cid int;</text:p>
      <text:p text:style-name="P20"><text:s text:c="4"/>-&gt; <text:s text:c="4"/>declare cname varchar(10);</text:p>
      <text:p text:style-name="P20"><text:s text:c="4"/>-&gt; <text:s text:c="4"/>declare cpur double;</text:p>
      <text:p text:style-name="P20"><text:s text:c="4"/>-&gt; <text:s text:c="4"/>declare done int default false;</text:p>
      <text:p text:style-name="P20"><text:s text:c="4"/>-&gt; <text:s text:c="4"/></text:p>
      <text:p text:style-name="P20"><text:s text:c="4"/>-&gt; <text:s text:c="4"/>Declare ccust CURSOR for select cust_id, cust_name, total_purchase from customer;</text:p>
      <text:p text:style-name="P20"><text:s text:c="4"/>-&gt; <text:s text:c="4"/>declare continue handler for not found set done=true;</text:p>
      <text:p text:style-name="P20"><text:s text:c="4"/>-&gt; <text:s text:c="4"/>OPEN ccust;</text:p>
      <text:p text:style-name="P20"><text:s text:c="4"/>-&gt; <text:s text:c="4"/></text:p>
      <text:p text:style-name="P20"><text:s text:c="4"/>-&gt; <text:s text:c="4"/>insert_loop:</text:p>
      <text:p text:style-name="P20"><text:s text:c="4"/>-&gt; <text:s text:c="4"/>LOOP</text:p>
      <text:p text:style-name="P20"><text:s text:c="4"/>-&gt; <text:s text:c="4"/>set done=false;</text:p>
      <text:p text:style-name="P20"><text:s text:c="4"/>-&gt; <text:s text:c="4"/>FETCH ccust into cid,cname,cpur;</text:p>
      <text:p text:style-name="P20"><text:s text:c="4"/>-&gt; <text:s text:c="4"/></text:p>
      <text:p text:style-name="P20"><text:s text:c="4"/>-&gt; <text:s text:c="4"/>if done then</text:p>
      <text:p text:style-name="P20"><text:s text:c="4"/>-&gt; <text:s text:c="6"/>leave insert_loop;</text:p>
      <text:p text:style-name="P20"><text:s text:c="4"/>-&gt; <text:s text:c="4"/>end if;</text:p>
      <text:p text:style-name="P20"><text:s text:c="4"/>-&gt; <text:s text:c="4"/></text:p>
      <text:p text:style-name="P20"><text:s text:c="4"/>-&gt; <text:s text:c="4"/>insert into category values(cid,cname, assign_level(cpur));</text:p>
      <text:p text:style-name="P20"><text:s text:c="4"/>-&gt; <text:s text:c="4"/>END LOOP;</text:p>
      <text:p text:style-name="P20"><text:s text:c="4"/>-&gt; <text:s text:c="4"/></text:p>
      <text:p text:style-name="P20"><text:s text:c="4"/>-&gt; <text:s text:c="4"/>CLOSE ccust;</text:p>
      <text:p text:style-name="P20"><text:s text:c="4"/>-&gt; <text:s text:c="4"/>END</text:p>
      <text:p text:style-name="P20"><text:s text:c="4"/>-&gt; <text:s text:c="4"/>$$</text:p>
      <text:p text:style-name="P20"><text:soft-page-break/>Query OK, 0 rows affected (0.00 sec)</text:p>
      <text:p text:style-name="P2"/>
      <text:p text:style-name="P2"><text:span text:style-name="T2"><text:tab/><text:tab/></text:span><text:span text:style-name="T1">EXAMPLES</text:span></text:p>
      <text:p text:style-name="P13">1.MariaDB [te3166db]&gt; insert into customer values(1,"chinmay", 7000); </text:p>
      <text:p text:style-name="P13"><text:s text:c="4"/>-&gt; // </text:p>
      <text:p text:style-name="P2"/>
      <text:p text:style-name="P3"><text:span text:style-name="T1">2.</text:span><text:span text:style-name="T3">MariaDB [te3166db]&gt; insert into customer values(2,"sangat",15000); </text:span></text:p>
      <text:p text:style-name="P14"><text:s text:c="4"/>-&gt; $$ </text:p>
      <text:p text:style-name="P4"/>
      <text:p text:style-name="P5"><text:span text:style-name="T1">3.</text:span><text:span text:style-name="T4">MariaDB [te3166db]&gt; insert into customer values(3,"shashank",3000); </text:span></text:p>
      <text:p text:style-name="P15"><text:s text:c="4"/>-&gt; $$ <text:s/></text:p>
      <text:p text:style-name="P6"/>
      <text:p text:style-name="P7"><text:span text:style-name="T1">4.</text:span><text:span text:style-name="T5">MariaDB [te3166db]&gt; insert into customer values(4,"sid",1500); </text:span></text:p>
      <text:p text:style-name="P16"><text:s text:c="4"/>-&gt; $$</text:p>
      <text:p text:style-name="P8"/>
      <text:p text:style-name="P9"><text:span text:style-name="T1">5.</text:span><text:span text:style-name="T6">MariaDB [te3166db]&gt; insert into customer values(5,"dev",25000); </text:span></text:p>
      <text:p text:style-name="P17"><text:s text:c="4"/>-&gt; $$ </text:p>
      <text:p text:style-name="P17"/>
      <text:p text:style-name="P21">MariaDB [te3166db]&gt; call proc_Grade()</text:p>
      <text:p text:style-name="P21"><text:s text:c="4"/>-&gt; $$</text:p>
      <text:p text:style-name="P21">Query OK, 0 rows affected, 1 warning (0.04 sec)</text:p>
      <text:p text:style-name="P10"/>
      <text:p text:style-name="P17"><text:tab/><text:tab/><text:tab/>TABLES<text:tab/></text:p>
      <text:p text:style-name="P18">MariaDB [te3166db]&gt; select * from customer; </text:p>
      <text:p text:style-name="P18"><text:s text:c="4"/>-&gt; $$ </text:p>
      <text:p text:style-name="P18">+---------+-----------+----------------+ </text:p>
      <text:p text:style-name="P18">| cust_id | cust_name | total_purchase | </text:p>
      <text:p text:style-name="P18">+---------+-----------+----------------+ </text:p>
      <text:p text:style-name="P18">| <text:s text:c="6"/>1 | chinmay <text:s text:c="2"/>| <text:s text:c="10"/>7000 | </text:p>
      <text:p text:style-name="P18">| <text:s text:c="6"/>2 | sangat <text:s text:c="3"/>| <text:s text:c="9"/>15000 | </text:p>
      <text:p text:style-name="P18">| <text:s text:c="6"/>3 | shashank <text:s/>| <text:s text:c="10"/>3000 | </text:p>
      <text:p text:style-name="P18">| <text:s text:c="6"/>4 | sid <text:s text:c="6"/>| <text:s text:c="10"/>1500 | </text:p>
      <text:p text:style-name="P18">| <text:s text:c="6"/>5 | dev <text:s text:c="6"/>| <text:s text:c="9"/>25000 | </text:p>
      <text:p text:style-name="P18">+---------+-----------+----------------+ </text:p>
      <text:p text:style-name="P18">5 rows in set (0.00 sec)</text:p>
      <text:p text:style-name="P11"/>
      <text:p text:style-name="P19">MariaDB [te3166db]&gt; select * from category; </text:p>
      <text:p text:style-name="P19"><text:s text:c="4"/>-&gt; $$ </text:p>
      <text:p text:style-name="P19">+------+----------+----------+ </text:p>
      <text:p text:style-name="P19">| id <text:s text:c="2"/>| name <text:s text:c="4"/>| class1 <text:s text:c="2"/>| </text:p>
      <text:p text:style-name="P19">+------+----------+----------+ </text:p>
      <text:p text:style-name="P19">| <text:s text:c="3"/>1 | chinmay <text:s/>| GOLD <text:s text:c="4"/>| </text:p>
      <text:p text:style-name="P19">| <text:s text:c="3"/>2 | sangat <text:s text:c="2"/>| PLATINUM | </text:p>
      <text:p text:style-name="P19">| <text:s text:c="3"/>3 | shashank | SILVER <text:s text:c="2"/>| </text:p>
      <text:p text:style-name="P19">| <text:s text:c="3"/>4 | sid <text:s text:c="5"/>| OTHERS <text:s text:c="2"/>| </text:p>
      <text:p text:style-name="P19">| <text:s text:c="3"/>5 | dev <text:s text:c="5"/>| OTHERS <text:s text:c="2"/>| </text:p>
      <text:p text:style-name="P19">+------+----------+----------+ </text:p>
      <text:p text:style-name="P19">5 rows in set (0.00 sec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t </meta:initial-creator>
    <meta:creation-date>2017-07-25T03:23:18.279094493</meta:creation-date>
    <dc:date>2017-08-04T00:04:02.665414362</dc:date>
    <dc:creator>pict </dc:creator>
    <meta:editing-duration>PT23M26S</meta:editing-duration>
    <meta:editing-cycles>10</meta:editing-cycles>
    <meta:generator>LibreOffice/4.2.8.2$Linux_X86_64 LibreOffice_project/420$Build-2</meta:generator>
    <meta:document-statistic meta:table-count="0" meta:image-count="0" meta:object-count="0" meta:page-count="2" meta:paragraph-count="86" meta:word-count="378" meta:character-count="2758" meta:non-whitespace-character-count="1947"/>
  </office:meta>
</office:document-meta>
</file>